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a47e" officeooo:paragraph-rsid="0017989f"/>
    </style:style>
    <style:style style:name="P2" style:family="paragraph" style:parent-style-name="Standard">
      <style:paragraph-properties fo:text-align="center" style:justify-single-word="false"/>
      <style:text-properties fo:font-weight="bold" officeooo:paragraph-rsid="0017989f" style:font-weight-asian="bold" style:font-weight-complex="bold"/>
    </style:style>
    <style:style style:name="P3" style:family="paragraph" style:parent-style-name="Standard">
      <style:paragraph-properties fo:text-align="center" style:justify-single-word="false"/>
      <style:text-properties fo:font-weight="bold" officeooo:rsid="0017989f" officeooo:paragraph-rsid="001ecdce" style:font-weight-asian="bold" style:font-weight-complex="bold"/>
    </style:style>
    <style:style style:name="P4" style:family="paragraph" style:parent-style-name="Standard">
      <style:paragraph-properties fo:text-align="center" style:justify-single-word="false"/>
      <style:text-properties fo:font-weight="bold" officeooo:rsid="0015a47e" officeooo:paragraph-rsid="0017989f" style:font-weight-asian="bold" style:font-weight-complex="bold"/>
    </style:style>
    <style:style style:name="P5" style:family="paragraph" style:parent-style-name="Standard">
      <loext:graphic-properties draw:fill="none"/>
      <style:paragraph-properties fo:margin-left="0cm" fo:margin-right="0cm" fo:text-align="start" style:justify-single-word="false" fo:text-indent="1.27cm" style:auto-text-indent="false" fo:background-color="transparent"/>
      <style:text-properties fo:font-weight="bold" officeooo:rsid="0017989f" officeooo:paragraph-rsid="001ecdce" style:font-weight-asian="bold" style:font-weight-complex="bold"/>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weight="bold" officeooo:rsid="0017989f" officeooo:paragraph-rsid="001ecdce" style:font-weight-asian="bold" style:font-weight-complex="bold"/>
    </style:style>
    <style:style style:name="P7" style:family="paragraph" style:parent-style-name="Standard">
      <loext:graphic-properties draw:fill="none"/>
      <style:paragraph-properties fo:margin-left="0cm" fo:margin-right="0cm" fo:text-align="start" style:justify-single-word="false" fo:text-indent="1.499cm" style:auto-text-indent="false" fo:background-color="transparent">
        <style:tab-stops>
          <style:tab-stop style:position="1.395cm"/>
        </style:tab-stops>
      </style:paragraph-properties>
      <style:text-properties officeooo:rsid="001f3ca7" officeooo:paragraph-rsid="0033f556"/>
    </style:style>
    <style:style style:name="P8" style:family="paragraph" style:parent-style-name="Standard">
      <loext:graphic-properties draw:fill="none"/>
      <style:paragraph-properties fo:margin-left="0cm" fo:margin-right="0cm" fo:text-align="start" style:justify-single-word="false" fo:text-indent="1.499cm" style:auto-text-indent="false" fo:background-color="transparent">
        <style:tab-stops>
          <style:tab-stop style:position="1.395cm"/>
        </style:tab-stops>
      </style:paragraph-properties>
      <style:text-properties officeooo:rsid="001f3ca7" officeooo:paragraph-rsid="003482fd"/>
    </style:style>
    <style:style style:name="P9" style:family="paragraph" style:parent-style-name="Standard">
      <loext:graphic-properties draw:fill="none"/>
      <style:paragraph-properties fo:margin-left="0cm" fo:margin-right="0cm" fo:text-align="start" style:justify-single-word="false" fo:text-indent="1.499cm" style:auto-text-indent="false" fo:background-color="transparent">
        <style:tab-stops>
          <style:tab-stop style:position="1.395cm"/>
        </style:tab-stops>
      </style:paragraph-properties>
      <style:text-properties officeooo:rsid="001f3ca7" officeooo:paragraph-rsid="00390559"/>
    </style:style>
    <style:style style:name="P10" style:family="paragraph" style:parent-style-name="Standard" style:master-page-name="">
      <loext:graphic-properties draw:fill="none"/>
      <style:paragraph-properties fo:margin-left="0cm" fo:margin-right="0cm" fo:text-align="start" style:justify-single-word="false" fo:text-indent="1.27cm" style:auto-text-indent="false" style:page-number="auto" fo:background-color="transparent"/>
      <style:text-properties officeooo:rsid="0015a47e" officeooo:paragraph-rsid="003646f7"/>
    </style:style>
    <style:style style:name="T1" style:family="text">
      <style:text-properties officeooo:rsid="0024ba6d"/>
    </style:style>
    <style:style style:name="T2" style:family="text">
      <style:text-properties officeooo:rsid="002e7926"/>
    </style:style>
    <style:style style:name="T3" style:family="text">
      <style:text-properties officeooo:rsid="00331c91"/>
    </style:style>
    <style:style style:name="T4" style:family="text">
      <style:text-properties officeooo:rsid="0033f556"/>
    </style:style>
    <style:style style:name="T5" style:family="text">
      <style:text-properties officeooo:rsid="003482fd"/>
    </style:style>
    <style:style style:name="T6" style:family="text">
      <style:text-properties officeooo:rsid="000858d0"/>
    </style:style>
    <style:style style:name="T7" style:family="text">
      <style:text-properties officeooo:rsid="0029bb4d"/>
    </style:style>
    <style:style style:name="T8" style:family="text">
      <style:text-properties officeooo:rsid="002570e3"/>
    </style:style>
    <style:style style:name="T9" style:family="text">
      <style:text-properties officeooo:rsid="003905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zheimer Foundation London and Middlesex Scholarships in Alzheimer's Related Research</text:p>
      <text:p text:style-name="P4">Avital Sternin</text:p>
      <text:p text:style-name="P1"/>
      <text:p text:style-name="P3">Lay Summary</text:p>
      <text:p text:style-name="P10">With the increasing <text:span text:style-name="T6">incidence</text:span> of dementia and Alzheimer's disease in <text:span text:style-name="T6">our aging</text:span> population, there is a growing need for interventions that can enhance cognitive <text:span text:style-name="T6">functioning in</text:span> aging adults. The use of music and music therapies in patients with dementia has been gaining popularity as a cost-effective, <text:span text:style-name="T7">easy-to-implement</text:span> method to improve quality of life, <text:span text:style-name="T6">and r</text:span>ecently, researchers have <text:span text:style-name="T8">begun exploring music’s cognitive benefits. </text:span>The proposed project aims to characterize the relationship between music and cognitive functioning and to apply this knowledge to create better interventions for patients living with dementia and Alzheimer's disease. </text:p>
      <text:p text:style-name="P5"/>
      <text:p text:style-name="P5"/>
      <text:p text:style-name="P6">Statement of Interest</text:p>
      <text:p text:style-name="P7"><text:span text:style-name="T3">We face the growing challenge of </text:span>dementia and Alzheimer’s disease <text:span text:style-name="T5">as we continue to live longer than the generation before us.</text:span> I have not lost anyone to these diseases yet, but <text:span text:style-name="T4">it is likely that they will reach their way into my life. T</text:span>he thought of a loved one losing access to their memories <text:span text:style-name="T1">and their cognitive function</text:span> terrif<text:span text:style-name="T4">ies</text:span> <text:span text:style-name="T4">me.</text:span> <text:span text:style-name="T4">B</text:span>ut I am in a position to do something about it. </text:p>
      <text:p text:style-name="P9">Music has been a central part of my life since I was very young, <text:span text:style-name="T9">and the ability to affect the lives of others through research has always been a goal of mine.</text:span> As a graduate student I have been fortunate to be able to <text:span text:style-name="T4">couple </text:span>my love of music with my passion for <text:span text:style-name="T4">neuroscience </text:span>research.<text:span text:style-name="T1"> </text:span>Now, I <text:span text:style-name="T1">can</text:span> <text:span text:style-name="T4">use this powerful pairing</text:span> <text:span text:style-name="T4">to </text:span>conduct research that could have a profound effect on others. </text:p>
      <text:p text:style-name="P8"><text:span text:style-name="T1">There is strong evidence to suggest that music has a positive impact on the lives of people living with dementia and Alzheimer’s disease. I have been able to witness these effects first hand as a volunteer with the Alzheimer Association London and Middlesex. However, neuroscientists do not yet fully understand the mechanism through which music works to improve memory and cognitive function. By better understanding how music affects cognitive functioning I can harness the power of music to design targeted music therapies for patients living with dementia and Alzheimer’s dis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3:45:18.493543000</meta:creation-date>
    <dc:date>2016-07-04T07:48:26.039633000</dc:date>
    <meta:editing-duration>P1DT12H26M36S</meta:editing-duration>
    <meta:editing-cycles>21</meta:editing-cycles>
    <meta:generator>LibreOffice/5.1.4.2$MacOSX_X86_64 LibreOffice_project/f99d75f39f1c57ebdd7ffc5f42867c12031db97a</meta:generator>
    <meta:document-statistic meta:table-count="0" meta:image-count="0" meta:object-count="0" meta:page-count="1" meta:paragraph-count="8" meta:word-count="343" meta:character-count="2135" meta:non-whitespace-character-count="1797"/>
  </office:meta>
</office:document-meta>
</file>